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1.2083in"/>
    </style:style>
    <style:style style:name="co39" style:family="table-column">
      <style:table-column-properties fo:break-before="auto" style:column-width="0.8909in"/>
    </style:style>
    <style:style style:name="co40" style:family="table-column">
      <style:table-column-properties fo:break-before="auto" style:column-width="2.6736in"/>
    </style:style>
    <style:style style:name="co41" style:family="table-column">
      <style:table-column-properties fo:break-before="auto" style:column-width="0.9102in"/>
    </style:style>
    <style:style style:name="co42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1299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3.2854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5492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able-cell-properties fo:wrap-option="wrap"/>
      <style:text-properties style:font-name="Arial1" fo:font-size="10pt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000080"/>
      <style:text-properties fo:color="#ffffff" fo:font-size="12pt" fo:font-weight="bold"/>
    </style:style>
    <style:style style:name="ce20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transparent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-asian="DejaVu Sans" style:font-name-complex="DejaVu Sans"/>
    </style:style>
    <style:style style:name="T9" style:family="text">
      <style:text-properties style:font-name="Liberation Sans" style:font-name-asian="DejaVu Sans" style:font-name-complex="Lohit Hindi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-asian="Arial" style:font-size-asian="9pt" style:font-name-complex="Tahoma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47]" office:value-type="float" office:value="45">
            <text:p>45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</text:span><text:span text:style-name="T4">CCP-628</text:span></text:p>
            <text:p><text:span text:style-name="T4">ECM-5529 </text:span><text:span text:style-name="T4">(1.6.8)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5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5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f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f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f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5">- Click on next </text:span><text:span text:style-name="T5">to add </text:span><text:span text:style-name="T5">permission to </text:span><text:span text:style-name="T5">this </text:span><text:span text:style-name="T5">taxonomy,sele</text:span><text:span text:style-name="T5">ct any and </text:span><text:span text:style-name="T5">add all the </text:span><text:span text:style-name="T5">permissions(r</text:span><text:span text:style-name="T5">ead,remove...)</text:span></text:p>
            <text:p><text:span text:style-name="T5">- Click on </text:span><text:span text:style-name="T5">save and then </text:span><text:span text:style-name="T5">next to add an </text:span><text:span text:style-name="T5">action to a </text:span><text:span text:style-name="T5">taxonomy(typ</text:span><text:span text:style-name="T5">e the name </text:span><text:span text:style-name="T5">and select </text:span><text:span text:style-name="T5">collaboration </text:span><text:span text:style-name="T5">as Target </text:span><text:span text:style-name="T5">workspace </text:span><text:span text:style-name="T5">and /sites </text:span><text:span text:style-name="T5">content/live/ac</text:span><text:span text:style-name="T5">me/categories </text:span><text:span text:style-name="T5">as Target </text:span><text:span text:style-name="T5">path) and then </text:span><text:span text:style-name="T5">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f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f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f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3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6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f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3">
          <table:table-cell table:style-name="ce6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f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54])" office:value-type="float" office:value="16" table:number-columns-spanned="3" table:number-rows-spanned="1">
            <text:p>16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5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f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1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6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6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3">
          <table:table-cell table:style-name="ce6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3">
          <table:table-cell table:style-name="ce6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6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3">
          <table:table-cell table:style-name="ce6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1">
          <table:table-cell table:style-name="ce6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9">
          <table:table-cell table:style-name="ce6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9])" office:value-type="float" office:value="18" table:number-columns-spanned="3" table:number-rows-spanned="1">
            <text:p>18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21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office:value-type="string">
            <text:p>No URL is pasted</text:p>
          </table:table-cell>
          <table:table-cell table:style-name="ce183" table:number-columns-repeated="1013"/>
        </table:table-row>
        <table:table-row table:style-name="ro19">
          <table:table-cell table:style-name="ce17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7">
          <table:table-cell table:style-name="ce1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15">
          <table:table-cell table:style-name="ce1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office:value-type="string">
            <text:p>when we remove an existing document we notice that this script is never executed.</text:p>
          </table:table-cell>
          <table:table-cell table:style-name="ce183" table:number-columns-repeated="1013"/>
        </table:table-row>
        <table:table-row table:style-name="ro19">
          <table:table-cell table:style-name="ce176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15">
          <table:table-cell table:style-name="ce17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office:value-type="string">
            <text:p>the folder cannot be collapsed!</text:p>
          </table:table-cell>
          <table:table-cell table:style-name="ce183" table:number-columns-repeated="1013"/>
        </table:table-row>
        <table:table-row table:style-name="ro16">
          <table:table-cell table:style-name="ce176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16</text:p>
            <text:p>CCP-573</text:p>
          </table:table-cell>
          <table:table-cell table:style-name="ce183" office:value-type="string">
            <text:p>It will appear but masked by the right click menu of IE8.</text:p>
          </table:table-cell>
          <table:table-cell table:style-name="ce183" table:number-columns-repeated="1013"/>
        </table:table-row>
        <table:table-row table:style-name="ro21">
          <table:table-cell table:style-name="ce17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9">In the search </text:span><text:span text:style-name="T9">area inside </text:span><text:span text:style-name="T9">Sites Explorer, </text:span><text:span text:style-name="T9">put the text </text:span><text:span text:style-name="T9">acme_doc to </text:span><text:span text:style-name="T9">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office:value-type="string">
            <text:p>Return no result found with exception in console</text:p>
          </table:table-cell>
          <table:table-cell table:style-name="ce183" table:number-columns-repeated="1013"/>
        </table:table-row>
        <table:table-row table:style-name="ro21">
          <table:table-cell table:style-name="ce17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Go to <text:a xlink:href="https://jira.exoplatform.org/browse/ecm-5563">ECM-5563</text:a> to see the bug</text:p>
          </table:table-cell>
          <table:table-cell table:style-name="ce183" table:number-columns-repeated="1013"/>
        </table:table-row>
        <table:table-row table:style-name="ro8">
          <table:table-cell table:style-name="ce1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Close still is Close</text:p>
          </table:table-cell>
          <table:table-cell table:style-name="ce183" table:number-columns-repeated="1013"/>
        </table:table-row>
        <table:table-row table:style-name="ro8">
          <table:table-cell table:style-name="ce17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1014"/>
        </table:table-row>
        <table:table-row table:style-name="ro23">
          <table:table-cell table:style-name="ce176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21">
          <table:table-cell table:style-name="ce17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office:value-type="string">
            <text:p>The name of taxonomy is limited to 30 characters</text:p>
          </table:table-cell>
          <table:table-cell table:style-name="ce183" table:number-columns-repeated="1013"/>
        </table:table-row>
        <table:table-row table:style-name="ro17">
          <table:table-cell table:style-name="ce176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9">
          <table:table-cell table:style-name="ce17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office:value-type="string">
            <text:p>Show exception</text:p>
          </table:table-cell>
          <table:table-cell table:style-name="ce183" table:number-columns-repeated="1013"/>
        </table:table-row>
        <table:table-row table:style-name="ro18">
          <table:table-cell table:style-name="ce176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2" office:value-type="string">
            <text:p>ECM-5558</text:p>
            <text:p>CCP-718</text:p>
          </table:table-cell>
          <table:table-cell table:number-columns-repeated="1014"/>
        </table:table-row>
        <table:table-row table:style-name="ro18">
          <table:table-cell table:style-name="ce176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/><text:s text:c="6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19">
          <table:table-cell table:style-name="ce17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0">The icon </text:span><text:span text:style-name="T10">insert/edit </text:span><text:span text:style-name="T10">image is </text:span><text:span text:style-name="T10">shown in the </text:span><text:span text:style-name="T10">FCK Editor in </text:span><text:span text:style-name="T10">Content field</text:span></text:p>
            <text:p><text:span text:style-name="T10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1">
          <table:table-cell table:style-name="ce176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1013"/>
        </table:table-row>
        <table:table-row table:style-name="ro19">
          <table:table-cell table:style-name="ce17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23">
          <table:table-cell table:style-name="ce17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6">
          <table:table-cell table:style-name="ce176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8">
          <table:table-cell table:style-name="ce17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1013"/>
        </table:table-row>
        <table:table-row table:style-name="ro23">
          <table:table-cell table:style-name="ce176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1"/></text:p>
            <text:p><text:span text:style-name="T11">- The </text:span><text:span text:style-name="T11">document </text:span><text:span text:style-name="T11">seems as if </text:span><text:span text:style-name="T11">it's locked. If </text:span><text:span text:style-name="T11">we want to </text:span><text:span text:style-name="T11">retrieve the </text:span><text:span text:style-name="T11">lock, the </text:span><text:span text:style-name="T11">message " </text:span><text:span text:style-name="T11">You don't </text:span><text:span text:style-name="T11">have </text:span><text:span text:style-name="T11">permission to </text:span><text:span text:style-name="T11">unlock this </text:span><text:span text:style-name="T11">node. Please </text:span><text:span text:style-name="T11">contact with </text:span><text:span text:style-name="T11">administrator </text:span><text:span text:style-name="T11">to get correct </text:span><text:span text:style-name="T11">right" was </text:span><text:span text:style-name="T11">appeared.</text:span></text:p>
          </table:table-cell>
          <table:table-cell table:number-columns-repeated="1013"/>
        </table:table-row>
        <table:table-row table:style-name="ro21">
          <table:table-cell table:style-name="ce176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1013"/>
        </table:table-row>
        <table:table-row table:style-name="ro25">
          <table:table-cell table:style-name="ce176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18">
          <table:table-cell table:style-name="ce176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8">
          <table:table-cell table:style-name="ce17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1013"/>
        </table:table-row>
        <table:table-row table:style-name="ro8">
          <table:table-cell table:style-name="ce17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1013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style-name="ce57"/>
          <table:table-cell table:number-columns-repeated="1013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/>
          <table:table-cell table:style-name="ce173"/>
          <table:table-cell table:style-name="ce57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/>
          <table:table-cell table:style-name="ce173"/>
          <table:table-cell table:style-name="ce57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number-columns-repeated="1014"/>
        </table:table-row>
        <table:table-row table:style-name="ro1" table:number-rows-repeated="13">
          <table:table-cell table:style-name="ce175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1016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84" office:value-type="string" table:number-columns-spanned="4" table:number-rows-spanned="2">
            <text:p>DMS 2.5.x Regression Tests List on AIO</text:p>
          </table:table-cell>
          <table:covered-table-cell table:style-name="ce184"/>
          <table:covered-table-cell table:style-name="ce184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85"/>
          <table:covered-table-cell table:style-name="ce185"/>
          <table:covered-table-cell table:style-name="ce185"/>
          <table:covered-table-cell table:style-name="ce196"/>
          <table:table-cell table:style-name="ce196"/>
          <table:covered-table-cell table:style-name="ce199"/>
          <table:table-cell table:number-columns-repeated="1018"/>
        </table:table-row>
        <table:table-row table:style-name="ro27">
          <table:table-cell table:style-name="ce186" office:value-type="string">
            <text:p>Id</text:p>
          </table:table-cell>
          <table:table-cell table:style-name="ce186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9"/>
          <table:table-cell table:number-columns-repeated="1018"/>
        </table:table-row>
        <table:table-row table:style-name="ro28">
          <table:table-cell table:style-name="ce187" office:value-type="string" table:number-columns-spanned="6" table:number-rows-spanned="1">
            <text:p>V 1.6.1</text:p>
          </table:table-cell>
          <table:covered-table-cell table:style-name="ce191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00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1">
          <table:table-cell table:style-name="ce187" office:value-type="string" table:number-columns-spanned="6" table:number-rows-spanned="1">
            <text:p>V 1.6.5</text:p>
          </table:table-cell>
          <table:covered-table-cell table:style-name="ce192"/>
          <table:covered-table-cell table:style-name="ce192"/>
          <table:covered-table-cell table:style-name="ce56"/>
          <table:covered-table-cell table:style-name="ce59"/>
          <table:covered-table-cell table:style-name="ce200"/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Search</text:p>
          </table:table-cell>
          <table:table-cell table:style-name="ce197" office:value-type="string">
            <text:p>Add research for nodes in the simple search of File Explorer</text:p>
          </table:table-cell>
          <table:table-cell table:style-name="ce197" office:value-type="string">
            <text:p>ECM-5331</text:p>
            <text:p>CCP-311</text:p>
          </table:table-cell>
          <table:table-cell table:style-name="ce20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04"/>
          <table:table-cell table:style-name="ce207" table:number-columns-repeated="244"/>
          <table:table-cell table:style-name="ce209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02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9">
          <table:table-cell table:style-name="ce27" office:value-type="string">
            <text:p>REG_AIO165_ECM_003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<text:span text:style-name="T12">Secours </text:span><text:span text:style-name="T12">Catholique : </text:span><text:span text:style-name="T12">DMS tickets </text:span><text:span text:style-name="T12">backport</text:span></text:p>
            <text:p><text:span text:style-name="T13">The day of the </text:span><text:span text:style-name="T13">month in the </text:span><text:span text:style-name="T13">calendar pop-up </text:span><text:span text:style-name="T13">is not translated </text:span><text:span text:style-name="T13">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02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6</text:p>
          </table:table-cell>
          <table:covered-table-cell table:style-name="ce193"/>
          <table:covered-table-cell table:style-name="ce193"/>
          <table:covered-table-cell table:style-name="ce193"/>
          <table:covered-table-cell table:style-name="ce164"/>
          <table:covered-table-cell table:style-name="ce202"/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84" office:value-type="string">
            <text:p>ECM</text:p>
          </table:table-cell>
          <table:table-cell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03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02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02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AIO166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02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02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7</text:p>
          </table:table-cell>
          <table:covered-table-cell table:style-name="ce193"/>
          <table:covered-table-cell table:style-name="ce193"/>
          <table:covered-table-cell table:style-name="ce57"/>
          <table:covered-table-cell table:style-name="ce57"/>
          <table:covered-table-cell table:style-name="ce202"/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03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04"/>
          <table:table-cell table:style-name="ce208" table:number-columns-repeated="244"/>
          <table:table-cell table:style-name="ce210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02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02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02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02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02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30">
          <table:table-cell table:style-name="ce27" office:value-type="string">
            <text:p>REG_AIO167_ECM_00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02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02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02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02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7_ECM_01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02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02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8</text:p>
          </table:table-cell>
          <table:covered-table-cell table:style-name="ce193"/>
          <table:covered-table-cell table:style-name="ce193"/>
          <table:covered-table-cell table:style-name="ce57"/>
          <table:covered-table-cell table:style-name="ce27"/>
          <table:covered-table-cell table:style-name="ce202"/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2" office:value-type="string">
            <text:p>ECM-5453</text:p>
            <text:p>CCP-404</text:p>
          </table:table-cell>
          <table:table-cell table:style-name="ce202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2" office:value-type="string">
            <text:p>ECM-5556</text:p>
            <text:p>CCP-501</text:p>
          </table:table-cell>
          <table:table-cell table:style-name="ce202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2" office:value-type="string">
            <text:p>ECM-5524</text:p>
            <text:p>CCP-614</text:p>
          </table:table-cell>
          <table:table-cell table:style-name="ce202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2" office:value-type="string">
            <text:p>ECM-5516</text:p>
            <text:p>CCP-573</text:p>
          </table:table-cell>
          <table:table-cell table:style-name="ce202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198" office:value-type="string">
            <text:p><text:span text:style-name="T14">ECM-5554</text:span></text:p>
            <text:p><text:span text:style-name="T14">CCP-732</text:span></text:p>
          </table:table-cell>
          <table:table-cell table:style-name="ce202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2" office:value-type="string">
            <text:p>ECM-5563</text:p>
            <text:p>CCP-737</text:p>
          </table:table-cell>
          <table:table-cell table:style-name="ce202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2" office:value-type="string">
            <text:p>ECM-5564</text:p>
            <text:p>CCP-427</text:p>
          </table:table-cell>
          <table:table-cell table:style-name="ce202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2" office:value-type="string">
            <text:p>ECM-5560</text:p>
            <text:p>CCP-725</text:p>
          </table:table-cell>
          <table:table-cell table:style-name="ce202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2" office:value-type="string">
            <text:p>ECM-5559</text:p>
            <text:p>CCP-724</text:p>
          </table:table-cell>
          <table:table-cell table:style-name="ce202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2" office:value-type="string">
            <text:p>ECM-5562</text:p>
            <text:p>CCP-732</text:p>
          </table:table-cell>
          <table:table-cell table:style-name="ce202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2" office:value-type="string">
            <text:p>ECM-5558</text:p>
            <text:p>CCP-718</text:p>
          </table:table-cell>
          <table:table-cell table:style-name="ce202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02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8_ECM_01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02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02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02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02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02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31">
          <table:table-cell table:style-name="ce189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3"/>
          <table:table-cell table:style-name="ce189" table:formula="of:=SUM([.F5:.F46])" office:value-type="float" office:value="45">
            <text:p>45</text:p>
          </table:table-cell>
          <table:table-cell table:style-name="ce190" table:number-columns-repeated="245"/>
          <table:table-cell table:number-columns-repeated="773"/>
        </table:table-row>
        <table:table-row table:style-name="ro1" table:number-rows-repeated="65507">
          <table:table-cell table:style-name="ce190" table:number-columns-repeated="251"/>
          <table:table-cell table:number-columns-repeated="773"/>
        </table:table-row>
        <table:table-row table:style-name="ro1" table:number-rows-repeated="9830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7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11T17:54:06</dc:date>
    <meta:print-date>2008-06-17T00:45:47</meta:print-date>
    <dc:language>en-US</dc:language>
    <meta:editing-cycles>894</meta:editing-cycles>
    <meta:editing-duration>PT369H23M23S</meta:editing-duration>
    <meta:document-statistic meta:table-count="8" meta:cell-count="2038" meta:object-count="1"/>
    <meta:user-defined meta:name="Info 1"/>
    <meta:user-defined meta:name="Info 2"/>
    <meta:user-defined meta:name="Info 3"/>
    <meta:user-defined meta:name="Info 4"/>
  </office:meta>
</office:document-meta>
</file>